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5582" officeooo:paragraph-rsid="0010558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5582" officeooo:paragraph-rsid="0011950b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5582" officeooo:paragraph-rsid="0010558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5582" officeooo:paragraph-rsid="0012ee5a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 Joelhos Em Fervente Oração</text:span><text:tab/><text:tab/><text:span text:style-name="T2">Flordelis</text:span></text:p>
      <text:p text:style-name="P1">Eu creio no poder da oração</text:p>
      <text:p text:style-name="P1">Aquele que se prostra com o rosto</text:p>
      <text:p text:style-name="P1">No pó e chora, é dono do milagre</text:p>
      <text:p text:style-name="P1">É dono do milagre</text:p>
      <text:p text:style-name="P1"/>
      <text:p text:style-name="P1">Eu creio no poder da oração</text:p>
      <text:p text:style-name="P1">Aquele que na luta não murmura</text:p>
      <text:p text:style-name="P1">Se levanta e ora, é dono do milagre</text:p>
      <text:p text:style-name="P1"/>
      <text:p text:style-name="P1">Quando a gente ora, cresce intimidade</text:p>
      <text:p text:style-name="P1">Deus nos capacita com autoridade</text:p>
      <text:p text:style-name="P1">E quando a oração chega aos seus ouvidos</text:p>
      <text:p text:style-name="P1">Logo o céu se abre</text:p>
      <text:p text:style-name="P1"/>
      <text:p text:style-name="P1">Então se você crê, levante a mão agora</text:p>
      <text:p text:style-name="P1">Erga a sua voz com brado de vitória</text:p>
      <text:p text:style-name="P1">E comece a orar, comece a clamar, comece a adorar</text:p>
      <text:p text:style-name="P1"/>
      <text:p text:style-name="P1">Se quer ser ungido, separado, consagrado | É de joelhos</text:p>
      <text:p text:style-name="P1">Se quer sua família restaurada ao pé do altar | É de joelhos</text:p>
      <text:p text:style-name="P1">Se quer um milagre, a cura dessa enfermidade | É de joelhos</text:p>
      <text:p text:style-name="P1"/>
      <text:p text:style-name="P1">Se quer ser profeta, pregador do evangelho | É de joelhos</text:p>
      <text:p text:style-name="P1">Se quer as promessas, uma vida abençoada | É de joelhos</text:p>
      <text:p text:style-name="P1">Se quer o seu nome escrito no livro da vida | É de joelhos</text:p>
      <text:p text:style-name="P1"/>
      <text:p text:style-name="P1">E se meu povo que se chama pelo meu nome</text:p>
      <text:p text:style-name="P1">Orar e buscar a minha face</text:p>
      <text:p text:style-name="P1">E se converter dos seus maus caminhos | Eu sararei a sua terra</text:p>
      <text:p text:style-name="P1"/>
      <text:p text:style-name="P1">Em fervente oração</text:p>
      <text:p text:style-name="P1">Vem o teu coração, na presença, de Deus derramar</text:p>
      <text:p text:style-name="P1">Mas só podes fluir, o que estás a pedir</text:p>
      <text:p text:style-name="P1">Quando tudo, deixares no altar</text:p>
      <text:p text:style-name="P1"/>
      <text:p text:style-name="P1">Quando tudo perante o Senhor estiver</text:p>
      <text:p text:style-name="P1">E todo o teu ser ele controlar</text:p>
      <text:p text:style-name="P1">Só, então, hás de ver, que o Senhor tem poder</text:p>
      <text:p text:style-name="P4">Quando tudo deixares no altar</text:p>
      <text:p text:style-name="P4"><text:span text:style-name="T1">De Joelhos Em Fervente Oração</text:span><text:tab/><text:tab/><text:span text:style-name="T2">Flordelis</text:span></text:p>
      <text:p text:style-name="P2">Eu creio no poder da oração</text:p>
      <text:p text:style-name="P2">Aquele que se prostra com o rosto</text:p>
      <text:p text:style-name="P2">No pó e chora, é dono do milagre</text:p>
      <text:p text:style-name="P2">É dono do milagre</text:p>
      <text:p text:style-name="P2"/>
      <text:p text:style-name="P2">Eu creio no poder da oração</text:p>
      <text:p text:style-name="P2">Aquele que na luta não murmura</text:p>
      <text:p text:style-name="P2">Se levanta e ora, é dono do milagre</text:p>
      <text:p text:style-name="P2"/>
      <text:p text:style-name="P2">Quando a gente ora, cresce intimidade</text:p>
      <text:p text:style-name="P2">Deus nos capacita com autoridade</text:p>
      <text:p text:style-name="P2">E quando a oração chega aos seus ouvidos</text:p>
      <text:p text:style-name="P2">Logo o céu se abre</text:p>
      <text:p text:style-name="P2"/>
      <text:p text:style-name="P2">Então se você crê, levante a mão agora</text:p>
      <text:p text:style-name="P2">Erga a sua voz com brado de vitória</text:p>
      <text:p text:style-name="P2">E comece a orar, comece a clamar, comece a adorar</text:p>
      <text:p text:style-name="P2"/>
      <text:p text:style-name="P2">Se quer ser ungido, separado, consagrado | É de joelhos</text:p>
      <text:p text:style-name="P2">Se quer sua família restaurada ao pé do altar | É de joelhos</text:p>
      <text:p text:style-name="P2">Se quer um milagre, a cura dessa enfermidade | É de joelhos</text:p>
      <text:p text:style-name="P2"/>
      <text:p text:style-name="P2">Se quer ser profeta, pregador do evangelho | É de joelhos</text:p>
      <text:p text:style-name="P2">Se quer as promessas, uma vida abençoada | É de joelhos</text:p>
      <text:p text:style-name="P2">Se quer o seu nome escrito no livro da vida | É de joelhos</text:p>
      <text:p text:style-name="P2"/>
      <text:p text:style-name="P2">E se meu povo que se chama pelo meu nome</text:p>
      <text:p text:style-name="P2">Orar e buscar a minha face</text:p>
      <text:p text:style-name="P2">E se converter dos seus maus caminhos | Eu sararei a sua terra</text:p>
      <text:p text:style-name="P2"/>
      <text:p text:style-name="P2">Em fervente oração</text:p>
      <text:p text:style-name="P2">Vem o teu coração, na presença, de Deus derramar</text:p>
      <text:p text:style-name="P2">Mas só podes fluir, o que estás a pedir</text:p>
      <text:p text:style-name="P2">Quando tudo, deixares no altar</text:p>
      <text:p text:style-name="P2"/>
      <text:p text:style-name="P2">Quando tudo perante o Senhor estiver</text:p>
      <text:p text:style-name="P2">E todo o teu ser ele controlar</text:p>
      <text:p text:style-name="P2">Só, então, hás de ver, que o Senhor tem poder</text:p>
      <text:p text:style-name="P2">Quando tudo deixares no al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3:49:41.004743624</dc:date>
    <meta:editing-cycles>13</meta:editing-cycles>
    <meta:editing-duration>PT20M53S</meta:editing-duration>
    <meta:generator>LibreOffice/5.2.4.2.1$Linux_X86_64 LibreOffice_project/20m0$Build-2</meta:generator>
    <meta:document-statistic meta:table-count="0" meta:image-count="0" meta:object-count="0" meta:page-count="1" meta:paragraph-count="64" meta:word-count="510" meta:character-count="2474" meta:non-whitespace-character-count="2026"/>
  </office:meta>
</office:document-meta>
</file>